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officeooo:rsid="000c0098" officeooo:paragraph-rsid="000c0098" style:font-size-asian="20pt" style:font-size-complex="20pt"/>
    </style:style>
    <style:style style:name="P2" style:family="paragraph" style:parent-style-name="Standard">
      <style:text-properties fo:font-size="20pt" style:text-underline-style="solid" style:text-underline-width="auto" style:text-underline-color="font-color" officeooo:rsid="000d427d" officeooo:paragraph-rsid="000d427d" style:font-size-asian="20pt" style:font-size-complex="20pt"/>
    </style:style>
    <style:style style:name="P3" style:family="paragraph" style:parent-style-name="Standard">
      <style:text-properties fo:font-size="20pt" style:text-underline-style="solid" style:text-underline-width="auto" style:text-underline-color="font-color" officeooo:rsid="000dfd95" officeooo:paragraph-rsid="000dfd95" style:font-size-asian="20pt" style:font-size-complex="20pt"/>
    </style:style>
    <style:style style:name="P4" style:family="paragraph" style:parent-style-name="Standard">
      <style:text-properties fo:font-size="20pt" style:text-underline-style="solid" style:text-underline-width="auto" style:text-underline-color="font-color" officeooo:rsid="000f0b5a" officeooo:paragraph-rsid="000f0b5a" style:font-size-asian="20pt" style:font-size-complex="20pt"/>
    </style:style>
    <style:style style:name="P5" style:family="paragraph" style:parent-style-name="Standard">
      <style:text-properties fo:font-size="13pt" style:text-underline-style="none" officeooo:rsid="000c0098" officeooo:paragraph-rsid="000c0098" style:font-size-asian="11.3500003814697pt" style:font-size-complex="13pt"/>
    </style:style>
    <style:style style:name="P6" style:family="paragraph" style:parent-style-name="Standard">
      <style:text-properties fo:font-size="13pt" style:text-underline-style="none" officeooo:rsid="000c0098" officeooo:paragraph-rsid="000d427d" style:font-size-asian="11.3500003814697pt" style:font-size-complex="13pt"/>
    </style:style>
    <style:style style:name="P7" style:family="paragraph" style:parent-style-name="Standard">
      <style:text-properties fo:font-size="13pt" style:text-underline-style="none" officeooo:rsid="000d427d" officeooo:paragraph-rsid="000d427d" style:font-size-asian="11.3500003814697pt" style:font-size-complex="13pt"/>
    </style:style>
    <style:style style:name="P8" style:family="paragraph" style:parent-style-name="Standard">
      <style:text-properties fo:font-size="13pt" style:text-underline-style="none" officeooo:rsid="000d427d" officeooo:paragraph-rsid="000dfd95" style:font-size-asian="11.3500003814697pt" style:font-size-complex="13pt"/>
    </style:style>
    <style:style style:name="P9" style:family="paragraph" style:parent-style-name="Standard">
      <style:text-properties fo:font-size="13pt" style:text-underline-style="none" officeooo:rsid="000dfd95" officeooo:paragraph-rsid="000dfd95" style:font-size-asian="11.3500003814697pt" style:font-size-complex="13pt"/>
    </style:style>
    <style:style style:name="P10" style:family="paragraph" style:parent-style-name="Standard">
      <style:text-properties fo:font-size="13pt" style:text-underline-style="none" officeooo:rsid="000d427d" officeooo:paragraph-rsid="000c0098" style:font-size-asian="11.3500003814697pt" style:font-size-complex="13pt"/>
    </style:style>
    <style:style style:name="P11" style:family="paragraph" style:parent-style-name="Standard">
      <style:text-properties fo:font-size="13pt" style:text-underline-style="none" officeooo:rsid="000d427d" officeooo:paragraph-rsid="000d427d" style:font-size-asian="11.3500003814697pt" style:font-size-complex="13pt"/>
    </style:style>
    <style:style style:name="P12" style:family="paragraph" style:parent-style-name="Standard">
      <style:text-properties fo:font-size="13pt" style:text-underline-style="none" officeooo:rsid="000dfd95" officeooo:paragraph-rsid="000dfd95" style:font-size-asian="11.3500003814697pt" style:font-size-complex="13pt"/>
    </style:style>
    <style:style style:name="P13" style:family="paragraph" style:parent-style-name="Standard">
      <style:text-properties fo:font-size="13pt" style:text-underline-style="none" officeooo:rsid="000f0b5a" officeooo:paragraph-rsid="000f0b5a" style:font-size-asian="11.3500003814697pt" style:font-size-complex="13pt"/>
    </style:style>
    <style:style style:name="T1" style:family="text">
      <style:text-properties officeooo:rsid="000d427d"/>
    </style:style>
    <style:style style:name="T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" style:family="text">
      <style:text-properties fo:font-size="20pt" style:text-underline-style="solid" style:text-underline-width="auto" style:text-underline-color="font-color" officeooo:rsid="000d427d" style:font-size-asian="20pt" style:font-size-complex="2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3pt" style:text-underline-style="none" style:font-size-asian="11.3500003814697pt" style:font-size-complex="13pt"/>
    </style:style>
    <style:style style:name="T6" style:family="text">
      <style:text-properties fo:font-size="13pt" style:text-underline-style="none" style:font-size-asian="13pt" style:font-size-complex="13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officeooo:rsid="000dfd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Basic Commands:</text:p>
      <text:p text:style-name="P1"/>
      <text:p text:style-name="P6"><text:span text:style-name="T3">a</text:span><text:span text:style-name="T2">) cat <text:s text:c="2"/></text:span><text:span text:style-name="T4"><text:s/></text:span><text:s/></text:p>
      <text:p text:style-name="P6"><text:span text:style-name="T1"><text:tab/><text:tab/> <text:s text:c="2"/>1)</text:span>display what is inside a file and display on the screen</text:p>
      <text:p text:style-name="P5"><text:s text:c="24"/><text:span text:style-name="T1">2)to create a file using cat we can use</text:span></text:p>
      <text:p text:style-name="P5"><text:tab/><text:tab/> <text:s text:c="25"/><text:span text:style-name="T1">cat &gt;filename</text:span></text:p>
      <text:p text:style-name="P10"><text:s text:c="24"/>3) cat -n filename will put the line number</text:p>
      <text:p text:style-name="P7"><text:s text:c="24"/>4)cat -e filename <text:s text:c="3"/>will put $ at the end of the line</text:p>
      <text:p text:style-name="P7"/>
      <text:p text:style-name="P7">gmon@gmon-Inspiron-3543:~/Desktop/google$ cat sample.c</text:p>
      <text:p text:style-name="P7">#include&lt;stdio.h&gt;</text:p>
      <text:p text:style-name="P7">int main()</text:p>
      <text:p text:style-name="P7">{</text:p>
      <text:p text:style-name="P7"><text:tab/>printf("hello");</text:p>
      <text:p text:style-name="P7">}</text:p>
      <text:p text:style-name="P7">gmon@gmon-Inspiron-3543:~/Desktop/google$ </text:p>
      <text:p text:style-name="P7"/>
      <text:p text:style-name="P2">b) cd </text:p>
      <text:p text:style-name="P7"><text:tab/></text:p>
      <text:p text:style-name="P7">gmon@gmon-Inspiron-3543:~/Desktop/google$ cd exp1</text:p>
      <text:p text:style-name="P7"><text:a xlink:type="simple" xlink:href="mailto:gmon@gmon-Inspiron-3543" text:style-name="Internet_20_link" text:visited-style-name="Visited_20_Internet_20_Link">gmon@gmon-Inspiron-3543</text:a>:~/Desktop/google/exp1$</text:p>
      <text:p text:style-name="P7"/>
      <text:p text:style-name="P2">c) <text:s/>cd /home</text:p>
      <text:p text:style-name="P7"><text:tab/><text:tab/>move to home directory</text:p>
      <text:p text:style-name="P7"><text:tab/><text:tab/></text:p>
      <text:p text:style-name="P7">gmon@gmon-Inspiron-3543:~/Desktop/google/exp1$ cd /home</text:p>
      <text:p text:style-name="P7">gmon@gmon-Inspiron-3543:/home$ </text:p>
      <text:p text:style-name="P2"/>
      <text:p text:style-name="P2">d)cd ..</text:p>
      <text:p text:style-name="P7"><text:tab/>move to pervious parent directory</text:p>
      <text:p text:style-name="P7"/>
      <text:p text:style-name="P8"><text:tab/><text:span text:style-name="T8">gmon@gmon-Inspiron-3543:~/Desktop$ cd ..</text:span></text:p>
      <text:p text:style-name="P9"><text:s text:c="11"/>gmon@gmon-Inspiron-3543:~$ </text:p>
      <text:p text:style-name="P3">e)cd ~</text:p>
      <text:p text:style-name="P9"><text:tab/>move to userdireectory</text:p>
      <text:p text:style-name="P9"/>
      <text:p text:style-name="P3">f)cp</text:p>
      <text:p text:style-name="P9"><text:s/></text:p>
      <text:p text:style-name="P9">gmon@gmon-Inspiron-3543:~/Desktop/google$ cp sample.c new.c</text:p>
      <text:p text:style-name="P9">gmon@gmon-Inspiron-3543:~/Desktop/google$ ls</text:p>
      <text:p text:style-name="P9">a.out <text:s/>erer <text:s/>exp1 <text:s/>last.c <text:s/>new.c <text:s/>sample.c</text:p>
      <text:p text:style-name="P9"/>
      <text:p text:style-name="P9"/>
      <text:p text:style-name="P9"><text:soft-page-break/>gmon@gmon-Inspiron-3543:~/Desktop/google$ cp -i sample.c new.c</text:p>
      <text:p text:style-name="P9">cp: overwrite 'new.c'? yes</text:p>
      <text:p text:style-name="P9">gmon@gmon-Inspiron-3543:~/Desktop/google$ </text:p>
      <text:p text:style-name="P9"/>
      <text:p text:style-name="P9">gmon@gmon-Inspiron-3543:~/Desktop/google$ cp sample.c new/good.c</text:p>
      <text:p text:style-name="P9">gmon@gmon-Inspiron-3543:~/Desktop/google$ ls</text:p>
      <text:p text:style-name="P9">a.out <text:s/>erer <text:s/>exp1 <text:s/>last.c <text:s/>new <text:s/>new.c <text:s/>sample.c</text:p>
      <text:p text:style-name="P9">gmon@gmon-Inspiron-3543:~/Desktop/google$ cd new</text:p>
      <text:p text:style-name="P9">gmon@gmon-Inspiron-3543:~/Desktop/google/new$ ls</text:p>
      <text:p text:style-name="P9">good.c</text:p>
      <text:p text:style-name="P9">gmon@gmon-Inspiron-3543:~/Desktop/google/new$ </text:p>
      <text:p text:style-name="P9"/>
      <text:p text:style-name="P9"/>
      <text:p text:style-name="P4">g)mv</text:p>
      <text:p text:style-name="P13">gmon@gmon-Inspiron-3543:~/Desktop/google/new$ mv good.c bad.c</text:p>
      <text:p text:style-name="P13">gmon@gmon-Inspiron-3543:~/Desktop/google/new$ ls</text:p>
      <text:p text:style-name="P13">bad.c</text:p>
      <text:p text:style-name="P4"><text:a xlink:type="simple" xlink:href="mailto:gmon@gmon-Inspiron-3543" text:style-name="Internet_20_link" text:visited-style-name="Visited_20_Internet_20_Link">gmon@gmon-Inspiron-3543</text:a><text:span text:style-name="T6">:</text:span><text:span text:style-name="T5">~/Desktop/google/new$</text:span></text:p>
      <text:p text:style-name="P13"/>
      <text:p text:style-name="P13"/>
      <text:p text:style-name="P13">gmon@gmon-Inspiron-3543:~/Desktop/google/new$ mv bad.c ../</text:p>
      <text:p text:style-name="P13">gmon@gmon-Inspiron-3543:~/Desktop/google/new$ cd ..</text:p>
      <text:p text:style-name="P13">gmon@gmon-Inspiron-3543:~/Desktop/google$ ls</text:p>
      <text:p text:style-name="P13">a.out <text:s/>bad.c <text:s/>erer <text:s/>exp1 <text:s/>last.c <text:s/>new <text:s/>new.c <text:s/>sample.c</text:p>
      <text:p text:style-name="P13">gmon@gmon-Inspiron-3543:~/Desktop/google$ </text:p>
      <text:p text:style-name="P13"/>
      <text:p text:style-name="P13">gmon@gmon-Inspiron-3543:~/Desktop/google$ mv bad.c exp1</text:p>
      <text:p text:style-name="P13">gmon@gmon-Inspiron-3543:~/Desktop/google$ cd exp1</text:p>
      <text:p text:style-name="P13">gmon@gmon-Inspiron-3543:~/Desktop/google/exp1$ ls</text:p>
      <text:p text:style-name="P13">bad.c <text:s/>folder.c</text:p>
      <text:p text:style-name="P13">gmon@gmon-Inspiron-3543:~/Desktop/google/exp1$ </text:p>
      <text:p text:style-name="P13"/>
      <text:p text:style-name="P1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0:42:37.136609093</meta:creation-date>
    <dc:date>2017-03-29T11:36:00.615070174</dc:date>
    <meta:editing-duration>PT6M3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59" meta:word-count="173" meta:character-count="2070" meta:non-whitespace-character-count="1791"/>
  </office:meta>
</office:document-meta>
</file>